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6-21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18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14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31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06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06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02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03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07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12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18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03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09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13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10-01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31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23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7-01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02 1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31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10-01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09-13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06-29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712071175001</text:p>
          </table:table-cell>
          <table:table-cell office:value-type="string" calcext:value-type="string">
            <text:p>2018-04-13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1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936" meta:object-count="0"/>
    <meta:user-defined meta:name="AppVersion">3.0</meta:user-defined>
  </office:meta>
</office:document-meta>
</file>